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nos" svg:font-family="Tinos" style:font-family-generic="roman" style:font-pitch="variable"/>
    <style:font-face style:name="Arial1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hatch" draw:fill-hatch-name="Hatching_20_4" draw:fill-hatch-solid="false" draw:textarea-horizontal-align="justify" draw:textarea-vertical-align="middle" draw:auto-grow-height="false"/>
    </style:style>
    <style:style style:name="gr2" style:family="graphic" style:parent-style-name="standard">
      <style:graphic-properties draw:stroke="none" draw:fill="solid" draw:fill-color="#0000ff" draw:textarea-horizontal-align="justify" draw:textarea-vertical-align="middle" draw:auto-grow-height="false" fo:min-height="7.442cm" fo:min-width="7.192cm"/>
    </style:style>
    <style:style style:name="gr3" style:family="graphic" style:parent-style-name="standard">
      <style:graphic-properties draw:stroke="none" draw:fill="solid" draw:fill-color="#00ff00" draw:textarea-horizontal-align="justify" draw:textarea-vertical-align="middle" draw:auto-grow-height="false" fo:min-height="6.457cm" fo:min-width="6.207cm"/>
    </style:style>
    <style:style style:name="gr4" style:family="graphic" style:parent-style-name="standard">
      <style:graphic-properties draw:stroke="none" draw:fill="solid" draw:fill-color="#ff0000" draw:textarea-horizontal-align="justify" draw:textarea-vertical-align="middle" draw:auto-grow-height="false" fo:min-height="5.517cm" fo:min-width="5.267cm"/>
    </style:style>
    <style:style style:name="gr5" style:family="graphic" style:parent-style-name="standard">
      <style:graphic-properties draw:stroke="none" svg:stroke-color="#000000" draw:fill="solid" draw:fill-color="#ffffff" draw:textarea-horizontal-align="justify" draw:textarea-vertical-align="middle" draw:auto-grow-height="false" fo:min-height="4.535cm" fo:min-width="4.285cm"/>
    </style:style>
    <style:style style:name="gr6" style:family="graphic" style:parent-style-name="standard">
      <style:graphic-properties svg:stroke-width="0.254cm" svg:stroke-color="#808080" draw:marker-start-width="0.579cm" draw:marker-end-width="0.579cm" draw:stroke-linejoin="miter" draw:fill="none" draw:textarea-horizontal-align="justify" draw:textarea-vertical-align="middle" draw:auto-grow-height="false" fo:padding-top="0.25cm" fo:padding-bottom="0.25cm" fo:padding-left="0.375cm" fo:padding-right="0.375cm"/>
    </style:style>
    <style:style style:name="gr7" style:family="graphic" style:parent-style-name="standard">
      <style:graphic-properties draw:stroke="none" svg:stroke-color="#000000" draw:fill="none" draw:fill-color="#808080" draw:textarea-horizontal-align="left" draw:auto-grow-height="true" draw:auto-grow-width="true" fo:min-height="0.187cm" fo:min-width="11.54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fo:font-size="40pt" fo:font-weight="bold" style:font-size-asian="40pt" style:font-weight-asian="bold" style:font-size-complex="40pt" style:font-weight-complex="bold"/>
    </style:style>
    <style:style style:name="P3" style:family="paragraph">
      <style:paragraph-properties fo:text-align="center"/>
      <style:text-properties fo:color="#ffffff" fo:font-size="24pt" fo:text-shadow="none" fo:font-weight="normal" style:font-size-asian="24pt" style:font-weight-asian="normal" style:font-size-complex="24pt" style:font-weight-complex="normal"/>
    </style:style>
    <style:style style:name="P4" style:family="paragraph">
      <style:paragraph-properties fo:text-align="center"/>
      <style:text-properties fo:color="#ffffff" style:font-name="Arial1" fo:font-size="24pt" fo:font-style="normal" fo:text-shadow="none" fo:font-weight="normal" style:font-size-asian="24pt" style:font-style-asian="normal" style:font-weight-asian="normal" style:font-size-complex="24pt" style:font-style-complex="normal" style:font-weight-complex="normal"/>
    </style:style>
    <style:style style:name="P5" style:family="paragraph">
      <style:text-properties fo:color="#ffffff" style:font-name="Tinos" fo:font-size="2pt" fo:font-weight="bold" style:font-size-asian="2pt" style:font-weight-asian="bold" style:font-size-complex="2pt" style:font-weight-complex="bold"/>
    </style:style>
    <style:style style:name="P6" style:family="paragraph">
      <style:text-properties fo:color="#ffffff" fo:font-size="2pt" fo:font-weight="bold" style:font-size-asian="2pt" style:font-weight-asian="bold" style:font-size-complex="2pt" style:font-weight-complex="bold"/>
    </style:style>
    <style:style style:name="T1" style:family="text">
      <style:text-properties fo:color="#ffffff" fo:font-size="40pt" fo:font-weight="bold" style:font-size-asian="40pt" style:font-weight-asian="bold" style:font-size-complex="40pt" style:font-weight-complex="bold"/>
    </style:style>
    <style:style style:name="T2" style:family="text">
      <style:text-properties style:use-window-font-color="true" style:font-name="Arial1" fo:font-size="28pt" fo:font-style="normal" fo:text-shadow="none" fo:font-weight="normal" style:font-size-asian="28pt" style:font-style-asian="normal" style:font-weight-asian="normal" style:font-size-complex="28pt" style:font-style-complex="normal" style:font-weight-complex="normal"/>
    </style:style>
    <style:style style:name="T3" style:family="text">
      <style:text-properties fo:color="#ffffff" fo:font-size="4.40000009536743pt" fo:font-weight="bold" style:font-size-asian="4.40000009536743pt" style:font-weight-asian="bold" style:font-size-complex="4.40000009536743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1.557cm" svg:height="11.557cm" svg:x="5.012cm" svg:y="5.057cm">
          <text:p/>
          <draw:enhanced-geometry svg:viewBox="0 0 21600 21600" draw:type="rectangle" draw:enhanced-path="M 0 0 L 21600 0 21600 21600 0 21600 0 0 Z N"/>
        </draw:custom-shape>
        <draw:g>
          <draw:custom-shape draw:style-name="gr2" draw:text-style-name="P2" draw:layer="layout" svg:width="10.876cm" svg:height="10.876cm" svg:x="5.354cm" svg:y="5.373cm">
            <text:p text:style-name="P1"><text:span text:style-name="T1"/></text:p>
            <text:p text:style-name="P1"><text:span text:style-name="T1"/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9.483cm" svg:height="9.483cm" svg:x="5.971cm" svg:y="6.104cm">
            <text:p text:style-name="P1"><text:span text:style-name="T1"/></text:p>
            <text:p text:style-name="P1"><text:span text:style-name="T1"/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8.155cm" svg:height="8.155cm" svg:x="6.82cm" svg:y="6.6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4" draw:layer="layout" svg:width="6.765cm" svg:height="6.765cm" svg:x="7.408cm" svg:y="7.419cm">
            <text:p text:style-name="P1"><text:span text:style-name="T2">SAMPLE</text:span></text:p>
            <text:p text:style-name="P1"><text:span text:style-name="T2">VECTOR</text:span><text:span text:style-name="T2"><text:line-break/></text:span><text:span text:style-name="T2">GRAPHIC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6" draw:text-style-name="P1" draw:layer="layout" svg:width="11.557cm" svg:height="11.557cm" svg:x="5.02cm" svg:y="5.064cm">
          <text:p text:style-name="P1"/>
          <draw:enhanced-geometry svg:viewBox="0 0 21600 21600" draw:type="rectangle" draw:enhanced-path="M 0 0 L 21600 0 21600 21600 0 21600 0 0 Z N"/>
        </draw:custom-shape>
        <draw:frame draw:style-name="gr7" draw:text-style-name="P5" draw:layer="layout" svg:width="12.042cm" svg:height="0.437cm" svg:x="4.771cm" svg:y="4.857cm">
          <draw:text-box>
            <text:p><text:span text:style-name="T3">SAMPLE VECTOR GRAPHIC SAMPLE VECTOR GRAPHIC SAMPLE VECTOR GRAPHIC SAMPLE VECTOR GRAPHIC SAMPLE VECTOR GRAPHIC SAMPLE </text:span></text:p>
          </draw:text-box>
        </draw:frame>
        <draw:frame draw:style-name="gr7" draw:text-style-name="P6" draw:layer="layout" svg:width="12.042cm" svg:height="0.437cm" draw:transform="rotate (1.5707963267949) translate (4.812cm 16.893cm)">
          <draw:text-box>
            <text:p><text:span text:style-name="T3">SAMPLE VECTOR GRAPHIC SAMPLE VECTOR GRAPHIC SAMPLE VECTOR GRAPHIC SAMPLE VECTOR GRAPHIC SAMPLE VECTOR GRAPHIC SAMPLE </text:span></text:p>
          </draw:text-box>
        </draw:frame>
        <draw:frame draw:style-name="gr7" draw:text-style-name="P6" draw:layer="layout" svg:width="12.042cm" svg:height="0.437cm" draw:transform="rotate (-3.14159265358979) translate (16.834cm 16.84cm)">
          <draw:text-box>
            <text:p><text:span text:style-name="T3">SAMPLE VECTOR GRAPHIC SAMPLE VECTOR GRAPHIC SAMPLE VECTOR GRAPHIC SAMPLE VECTOR GRAPHIC SAMPLE VECTOR GRAPHIC SAMPLE </text:span></text:p>
          </draw:text-box>
        </draw:frame>
        <draw:frame draw:style-name="gr7" draw:text-style-name="P6" draw:layer="layout" svg:width="12.042cm" svg:height="0.437cm" draw:transform="rotate (-1.5707963267949) translate (16.798cm 4.817cm)">
          <draw:text-box>
            <text:p><text:span text:style-name="T3">SAMPLE VECTOR GRAPHIC SAMPLE VECTOR GRAPHIC SAMPLE VECTOR GRAPHIC SAMPLE VECTOR GRAPHIC SAMPLE VECTOR GRAPHIC SAMPLE 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nos" svg:font-family="Tinos" style:font-family-generic="roman" style:font-pitch="variable"/>
    <style:font-face style:name="Arial1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hatch draw:name="Hatching_20_4" draw:display-name="Hatching 4" draw:style="double" draw:color="#000000" draw:distance="0.279cm" draw:rotation="450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4-22T19:48:01.88</meta:creation-date>
    <dc:date>2016-11-27T01:34:52.422000000</dc:date>
    <meta:editing-duration>PT21M12S</meta:editing-duration>
    <meta:editing-cycles>11</meta:editing-cycles>
    <meta:generator>LibreOffice/4.3.4.1$Windows_x86 LibreOffice_project/bc356b2f991740509f321d70e4512a6a54c5f243</meta:generator>
    <meta:document-statistic meta:object-count="11"/>
  </office:meta>
</office:document-meta>
</file>